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RUL</text:p>
          </table:table-cell>
          <table:table-cell table:style-name="ce1" office:value-type="string" calcext:value-type="string" table:number-columns-spanned="3" table:number-rows-spanned="1">
            <text:p>Health Index</text:p>
          </table:table-cell>
          <table:covered-table-cell table:number-columns-repeated="2"/>
          <table:table-cell/>
          <table:table-cell table:style-name="ce1" office:value-type="string" calcext:value-type="string" table:number-columns-spanned="8" table:number-rows-spanned="1">
            <text:p>Multiple Sensor Prediction</text:p>
          </table:table-cell>
          <table:covered-table-cell table:number-columns-repeated="7"/>
          <table:table-cell/>
          <table:table-cell table:style-name="ce1" office:value-type="string" calcext:value-type="string" table:number-columns-spanned="3" table:number-rows-spanned="1">
            <text:p>Single Value Prediction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r 2</text:p>
          </table:table-cell>
          <table:table-cell office:value-type="string" calcext:value-type="string">
            <text:p>RMSE2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RMSE</text:p>
          </table:table-cell>
          <table:table-cell table:number-columns-repeated="2"/>
          <table:table-cell office:value-type="string" calcext:value-type="string">
            <text:p>Err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table:formula="of:=SUM([.A3]-[.B3])" office:value-type="float" office:value="-9" calcext:value-type="float">
            <text:p>-9</text:p>
          </table:table-cell>
          <table:table-cell table:style-name="ce2" table:formula="of:=SQRT(SUMSQ([.C3:.C103])/COUNTA([.C3:.C103]))" office:value-type="float" office:value="29.8553177842742" calcext:value-type="float">
            <text:p>29,855317784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98" calcext:value-type="float">
            <text:p>98</text:p>
          </table:table-cell>
          <table:table-cell table:formula="of:=SUM([.F3:.J3])/4" office:value-type="float" office:value="164.75" calcext:value-type="float">
            <text:p>164,75</text:p>
          </table:table-cell>
          <table:table-cell table:formula="of:=SUM([.A3]-[.K3])" office:value-type="float" office:value="-52.75" calcext:value-type="float">
            <text:p>-52,75</text:p>
          </table:table-cell>
          <table:table-cell table:formula="of:=SQRT(SUMSQ([.L3:.L103])/COUNTA([.L3:.L103]))" office:value-type="float" office:value="36.8507886618455" calcext:value-type="float">
            <text:p>36,8507886618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SUM([.O3]-[.A3])" office:value-type="float" office:value="104" calcext:value-type="float">
            <text:p>104</text:p>
          </table:table-cell>
          <table:table-cell table:style-name="ce2" table:formula="of:=SQRT(SUMSQ([.P3:.P103])/COUNTA([.P3:.P103]))" office:value-type="float" office:value="62.0111280336038" calcext:value-type="float">
            <text:p>62,01112803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table:formula="of:=SUM([.A4]-[.B4])" office:value-type="float" office:value="33" calcext:value-type="float">
            <text:p>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table:formula="of:=SUM([.F4:.J4])/4" office:value-type="float" office:value="92" calcext:value-type="float">
            <text:p>92</text:p>
          </table:table-cell>
          <table:table-cell table:formula="of:=SUM([.A4]-[.K4])" office:value-type="float" office:value="6" calcext:value-type="float">
            <text:p>6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SUM([.O4]-[.A4])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table:formula="of:=SUM([.A5]-[.B5])" office:value-type="float" office:value="31" calcext:value-type="float">
            <text:p>3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formula="of:=SUM([.F5:.J5])/4" office:value-type="float" office:value="45.75" calcext:value-type="float">
            <text:p>45,75</text:p>
          </table:table-cell>
          <table:table-cell table:formula="of:=SUM([.A5]-[.K5])" office:value-type="float" office:value="23.25" calcext:value-type="float">
            <text:p>23,2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SUM([.O5]-[.A5])"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table:formula="of:=SUM([.A6]-[.B6])" office:value-type="float" office:value="34" calcext:value-type="float">
            <text:p>3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formula="of:=SUM([.F6:.J6])/4" office:value-type="float" office:value="64.25" calcext:value-type="float">
            <text:p>64,25</text:p>
          </table:table-cell>
          <table:table-cell table:formula="of:=SUM([.A6]-[.K6])" office:value-type="float" office:value="17.75" calcext:value-type="float">
            <text:p>17,7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SUM([.O6]-[.A6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table:formula="of:=SUM([.A7]-[.B7])" office:value-type="float" office:value="32" calcext:value-type="float">
            <text:p>3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table:formula="of:=SUM([.F7:.J7])/4" office:value-type="float" office:value="76.75" calcext:value-type="float">
            <text:p>76,75</text:p>
          </table:table-cell>
          <table:table-cell table:formula="of:=SUM([.A7]-[.K7])" office:value-type="float" office:value="14.25" calcext:value-type="float">
            <text:p>14,2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SUM([.O7]-[.A7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table:formula="of:=SUM([.A8]-[.B8])" office:value-type="float" office:value="23" calcext:value-type="float">
            <text:p>2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table:formula="of:=SUM([.F8:.J8])/4" office:value-type="float" office:value="91.5" calcext:value-type="float">
            <text:p>91,5</text:p>
          </table:table-cell>
          <table:table-cell table:formula="of:=SUM([.A8]-[.K8])" office:value-type="float" office:value="1.5" calcext:value-type="float">
            <text:p>1,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SUM([.O8]-[.A8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table:formula="of:=SUM([.A9]-[.B9])" office:value-type="float" office:value="-19" calcext:value-type="float">
            <text:p>-1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table:formula="of:=SUM([.F9:.J9])/4" office:value-type="float" office:value="132.75" calcext:value-type="float">
            <text:p>132,75</text:p>
          </table:table-cell>
          <table:table-cell table:formula="of:=SUM([.A9]-[.K9])" office:value-type="float" office:value="-41.75" calcext:value-type="float">
            <text:p>-41,7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SUM([.O9]-[.A9])"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formula="of:=SUM([.A10]-[.B10])" office:value-type="float" office:value="40" calcext:value-type="float">
            <text:p>4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formula="of:=SUM([.F10:.J10])/4" office:value-type="float" office:value="73.75" calcext:value-type="float">
            <text:p>73,75</text:p>
          </table:table-cell>
          <table:table-cell table:formula="of:=SUM([.A10]-[.K10])" office:value-type="float" office:value="21.25" calcext:value-type="float">
            <text:p>21,2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SUM([.O10]-[.A10])" office:value-type="float" office:value="-34" calcext:value-type="float">
            <text:p>-3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table:formula="of:=SUM([.A11]-[.B11])" office:value-type="float" office:value="45" calcext:value-type="float">
            <text:p>4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formula="of:=SUM([.F11:.J11])/4" office:value-type="float" office:value="85.75" calcext:value-type="float">
            <text:p>85,75</text:p>
          </table:table-cell>
          <table:table-cell table:formula="of:=SUM([.A11]-[.K11])" office:value-type="float" office:value="25.25" calcext:value-type="float">
            <text:p>25,25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SUM([.O11]-[.A11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table:formula="of:=SUM([.A12]-[.B12])" office:value-type="float" office:value="20" calcext:value-type="float">
            <text:p>2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table:formula="of:=SUM([.F12:.J12])/4" office:value-type="float" office:value="104.75" calcext:value-type="float">
            <text:p>104,75</text:p>
          </table:table-cell>
          <table:table-cell table:formula="of:=SUM([.A12]-[.K12])" office:value-type="float" office:value="-8.75" calcext:value-type="float">
            <text:p>-8,75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SUM([.O12]-[.A12])" office:value-type="float" office:value="-106" calcext:value-type="float">
            <text:p>-10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formula="of:=SUM([.A13]-[.B13])" office:value-type="float" office:value="53" calcext:value-type="float">
            <text:p>5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formula="of:=SUM([.F13:.J13])/4" office:value-type="float" office:value="56" calcext:value-type="float">
            <text:p>56</text:p>
          </table:table-cell>
          <table:table-cell table:formula="of:=SUM([.A13]-[.K13])" office:value-type="float" office:value="41" calcext:value-type="float">
            <text:p>4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SUM([.O13]-[.A13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table:formula="of:=SUM([.A14]-[.B14])" office:value-type="float" office:value="34" calcext:value-type="float">
            <text:p>3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table:formula="of:=SUM([.F14:.J14])/4" office:value-type="float" office:value="117" calcext:value-type="float">
            <text:p>117</text:p>
          </table:table-cell>
          <table:table-cell table:formula="of:=SUM([.A14]-[.K14])"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SUM([.O14]-[.A14])" office:value-type="float" office:value="-113" calcext:value-type="float">
            <text:p>-11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table:formula="of:=SUM([.A15]-[.B15])"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formula="of:=SUM([.F15:.J15])/4" office:value-type="float" office:value="87.75" calcext:value-type="float">
            <text:p>87,75</text:p>
          </table:table-cell>
          <table:table-cell table:formula="of:=SUM([.A15]-[.K15])" office:value-type="float" office:value="7.25" calcext:value-type="float">
            <text:p>7,2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SUM([.O15]-[.A15])"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table:formula="of:=SUM([.A16]-[.B16])" office:value-type="float" office:value="54" calcext:value-type="float">
            <text:p>5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formula="of:=SUM([.F16:.J16])/4" office:value-type="float" office:value="65.25" calcext:value-type="float">
            <text:p>65,25</text:p>
          </table:table-cell>
          <table:table-cell table:formula="of:=SUM([.A16]-[.K16])" office:value-type="float" office:value="41.75" calcext:value-type="float">
            <text:p>41,75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SUM([.O16]-[.A16])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table:formula="of:=SUM([.A17]-[.B17])" office:value-type="float" office:value="-15" calcext:value-type="float">
            <text:p>-1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table:formula="of:=SUM([.F17:.J17])/4" office:value-type="float" office:value="132.5" calcext:value-type="float">
            <text:p>132,5</text:p>
          </table:table-cell>
          <table:table-cell table:formula="of:=SUM([.A17]-[.K17])" office:value-type="float" office:value="-49.5" calcext:value-type="float">
            <text:p>-49,5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SUM([.O17]-[.A17]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formula="of:=SUM([.A18]-[.B18])" office:value-type="float" office:value="-23" calcext:value-type="float">
            <text:p>-2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table:formula="of:=SUM([.F18:.J18])/4" office:value-type="float" office:value="150.75" calcext:value-type="float">
            <text:p>150,75</text:p>
          </table:table-cell>
          <table:table-cell table:formula="of:=SUM([.A18]-[.K18])" office:value-type="float" office:value="-66.75" calcext:value-type="float">
            <text:p>-66,75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SUM([.O18]-[.A18])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SUM([.A19]-[.B19]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table:formula="of:=SUM([.F19:.J19])/4" office:value-type="float" office:value="65.25" calcext:value-type="float">
            <text:p>65,25</text:p>
          </table:table-cell>
          <table:table-cell table:formula="of:=SUM([.A19]-[.K19])" office:value-type="float" office:value="-15.25" calcext:value-type="float">
            <text:p>-15,25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SUM([.O19]-[.A19])" office:value-type="float" office:value="-57" calcext:value-type="float">
            <text:p>-5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formula="of:=SUM([.A20]-[.B20])" office:value-type="float" office:value="-13" calcext:value-type="float">
            <text:p>-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formula="of:=SUM([.F20:.J20])/4" office:value-type="float" office:value="51.75" calcext:value-type="float">
            <text:p>51,75</text:p>
          </table:table-cell>
          <table:table-cell table:formula="of:=SUM([.A20]-[.K20])" office:value-type="float" office:value="-23.75" calcext:value-type="float">
            <text:p>-23,7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SUM([.O20]-[.A20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formula="of:=SUM([.A21]-[.B21])" office:value-type="float" office:value="-6" calcext:value-type="float">
            <text:p>-6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SUM([.F21:.J21])/4" office:value-type="float" office:value="121" calcext:value-type="float">
            <text:p>121</text:p>
          </table:table-cell>
          <table:table-cell table:formula="of:=SUM([.A21]-[.K21])" office:value-type="float" office:value="-34" calcext:value-type="float">
            <text:p>-3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SUM([.O21]-[.A21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SUM([.A22]-[.B22])" office:value-type="float" office:value="3" calcext:value-type="float">
            <text:p>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SUM([.F22:.J22])/4" office:value-type="float" office:value="18.75" calcext:value-type="float">
            <text:p>18,75</text:p>
          </table:table-cell>
          <table:table-cell table:formula="of:=SUM([.A22]-[.K22])" office:value-type="float" office:value="-2.75" calcext:value-type="float">
            <text:p>-2,75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table:formula="of:=SUM([.O22]-[.A22])" office:value-type="float" office:value="-62" calcext:value-type="float">
            <text:p>-6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table:formula="of:=SUM([.A23]-[.B23])" office:value-type="float" office:value="-39" calcext:value-type="float">
            <text:p>-3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table:formula="of:=SUM([.F23:.J23])/4" office:value-type="float" office:value="120.75" calcext:value-type="float">
            <text:p>120,75</text:p>
          </table:table-cell>
          <table:table-cell table:formula="of:=SUM([.A23]-[.K23])" office:value-type="float" office:value="-63.75" calcext:value-type="float">
            <text:p>-63,7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SUM([.O23]-[.A23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table:formula="of:=SUM([.A24]-[.B24])" office:value-type="float" office:value="30" calcext:value-type="float">
            <text:p>3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formula="of:=SUM([.F24:.J24])/4" office:value-type="float" office:value="105.5" calcext:value-type="float">
            <text:p>105,5</text:p>
          </table:table-cell>
          <table:table-cell table:formula="of:=SUM([.A24]-[.K24])" office:value-type="float" office:value="5.5" calcext:value-type="float">
            <text:p>5,5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SUM([.O24]-[.A24])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table:formula="of:=SUM([.A25]-[.B25])" office:value-type="float" office:value="-26" calcext:value-type="float">
            <text:p>-2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13" calcext:value-type="float">
            <text:p>113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table:formula="of:=SUM([.F25:.J25])/4" office:value-type="float" office:value="196.25" calcext:value-type="float">
            <text:p>196,25</text:p>
          </table:table-cell>
          <table:table-cell table:formula="of:=SUM([.A25]-[.K25])" office:value-type="float" office:value="-83.25" calcext:value-type="float">
            <text:p>-83,2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SUM([.O25]-[.A25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SUM([.A26]-[.B26])" office:value-type="float" office:value="-16" calcext:value-type="float">
            <text:p>-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SUM([.F26:.J26])/4" office:value-type="float" office:value="48.25" calcext:value-type="float">
            <text:p>48,25</text:p>
          </table:table-cell>
          <table:table-cell table:formula="of:=SUM([.A26]-[.K26])" office:value-type="float" office:value="-28.25" calcext:value-type="float">
            <text:p>-28,25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table:formula="of:=SUM([.O26]-[.A26])" office:value-type="float" office:value="-67" calcext:value-type="float">
            <text:p>-6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table:formula="of:=SUM([.A27]-[.B27])" office:value-type="float" office:value="49" calcext:value-type="float">
            <text:p>4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table:formula="of:=SUM([.F27:.J27])/4" office:value-type="float" office:value="136" calcext:value-type="float">
            <text:p>136</text:p>
          </table:table-cell>
          <table:table-cell table:formula="of:=SUM([.A27]-[.K27])" office:value-type="float" office:value="9" calcext:value-type="float">
            <text:p>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SUM([.O27]-[.A27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table:formula="of:=SUM([.A28]-[.B28])" office:value-type="float" office:value="-5" calcext:value-type="float">
            <text:p>-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table:formula="of:=SUM([.F28:.J28])/4" office:value-type="float" office:value="170.25" calcext:value-type="float">
            <text:p>170,25</text:p>
          </table:table-cell>
          <table:table-cell table:formula="of:=SUM([.A28]-[.K28])" office:value-type="float" office:value="-51.25" calcext:value-type="float">
            <text:p>-51,2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SUM([.O28]-[.A28]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formula="of:=SUM([.A29]-[.B29])" office:value-type="float" office:value="-18" calcext:value-type="float">
            <text:p>-18</text:p>
          </table:table-cell>
          <table:table-cell table:number-columns-repeated="2"/>
          <table:table-cell table:number-columns-repeated="2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table:formula="of:=SUM([.F29:.J29])/4" office:value-type="float" office:value="109" calcext:value-type="float">
            <text:p>109</text:p>
          </table:table-cell>
          <table:table-cell table:formula="of:=SUM([.A29]-[.K29])" office:value-type="float" office:value="-43" calcext:value-type="float">
            <text:p>-4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SUM([.O29]-[.A29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table:formula="of:=SUM([.A30]-[.B30])" office:value-type="float" office:value="35" calcext:value-type="float">
            <text:p>3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formula="of:=SUM([.F30:.J30])/4" office:value-type="float" office:value="80.75" calcext:value-type="float">
            <text:p>80,75</text:p>
          </table:table-cell>
          <table:table-cell table:formula="of:=SUM([.A30]-[.K30])" office:value-type="float" office:value="16.25" calcext:value-type="float">
            <text:p>16,2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SUM([.O30]-[.A30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formula="of:=SUM([.A31]-[.B31])"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table:formula="of:=SUM([.F31:.J31])/4" office:value-type="float" office:value="110.5" calcext:value-type="float">
            <text:p>110,5</text:p>
          </table:table-cell>
          <table:table-cell table:formula="of:=SUM([.A31]-[.K31])" office:value-type="float" office:value="-20.5" calcext:value-type="float">
            <text:p>-20,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SUM([.O31]-[.A31])" office:value-type="float" office:value="-58" calcext:value-type="float">
            <text:p>-5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6" calcext:value-type="float">
            <text:p>56</text:p>
          </table:table-cell>
          <table:table-cell table:formula="of:=SUM([.A32]-[.B32])" office:value-type="float" office:value="59" calcext:value-type="float">
            <text:p>5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SUM([.F32:.J32])/4" office:value-type="float" office:value="70" calcext:value-type="float">
            <text:p>70</text:p>
          </table:table-cell>
          <table:table-cell table:formula="of:=SUM([.A32]-[.K32])" office:value-type="float" office:value="45" calcext:value-type="float">
            <text:p>4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SUM([.O32]-[.A32])" office:value-type="float" office:value="-3" calcext:value-type="float">
            <text:p>-3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SUM([.A33]-[.B33]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SUM([.F33:.J33])/4" office:value-type="float" office:value="12.25" calcext:value-type="float">
            <text:p>12,25</text:p>
          </table:table-cell>
          <table:table-cell table:formula="of:=SUM([.A33]-[.K33])" office:value-type="float" office:value="-4.25" calcext:value-type="float">
            <text:p>-4,25</text:p>
          </table:table-cell>
          <table:table-cell table:number-columns-repeated="2"/>
          <table:table-cell office:value-type="float" office:value="-61" calcext:value-type="float">
            <text:p>-61</text:p>
          </table:table-cell>
          <table:table-cell table:formula="of:=SUM([.O33]-[.A33])" office:value-type="float" office:value="-69" calcext:value-type="float">
            <text:p>-6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formula="of:=SUM([.A34]-[.B34])" office:value-type="float" office:value="-22" calcext:value-type="float">
            <text:p>-2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table:formula="of:=SUM([.F34:.J34])/4" office:value-type="float" office:value="88.5" calcext:value-type="float">
            <text:p>88,5</text:p>
          </table:table-cell>
          <table:table-cell table:formula="of:=SUM([.A34]-[.K34])" office:value-type="float" office:value="-40.5" calcext:value-type="float">
            <text:p>-40,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SUM([.O34]-[.A34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table:formula="of:=SUM([.A35]-[.B35])" office:value-type="float" office:value="50" calcext:value-type="float">
            <text:p>5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formula="of:=SUM([.F35:.J35])/4" office:value-type="float" office:value="69.25" calcext:value-type="float">
            <text:p>69,25</text:p>
          </table:table-cell>
          <table:table-cell table:formula="of:=SUM([.A35]-[.K35])" office:value-type="float" office:value="36.75" calcext:value-type="float">
            <text:p>36,75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SUM([.O35]-[.A35])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A36]-[.B36])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SUM([.F36:.J36])/4" office:value-type="float" office:value="11.5" calcext:value-type="float">
            <text:p>11,5</text:p>
          </table:table-cell>
          <table:table-cell table:formula="of:=SUM([.A36]-[.K36])" office:value-type="float" office:value="-4.5" calcext:value-type="float">
            <text:p>-4,5</text:p>
          </table:table-cell>
          <table:table-cell table:number-columns-repeated="2"/>
          <table:table-cell office:value-type="float" office:value="-69" calcext:value-type="float">
            <text:p>-69</text:p>
          </table:table-cell>
          <table:table-cell table:formula="of:=SUM([.O36]-[.A36])" office:value-type="float" office:value="-76" calcext:value-type="float">
            <text:p>-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SUM([.A37]-[.B37])"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SUM([.F37:.J37])/4" office:value-type="float" office:value="7.5" calcext:value-type="float">
            <text:p>7,5</text:p>
          </table:table-cell>
          <table:table-cell table:formula="of:=SUM([.A37]-[.K37])" office:value-type="float" office:value="3.5" calcext:value-type="float">
            <text:p>3,5</text:p>
          </table:table-cell>
          <table:table-cell table:number-columns-repeated="2"/>
          <table:table-cell office:value-type="float" office:value="-61" calcext:value-type="float">
            <text:p>-61</text:p>
          </table:table-cell>
          <table:table-cell table:formula="of:=SUM([.O37]-[.A37])" office:value-type="float" office:value="-72" calcext:value-type="float">
            <text:p>-7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SUM([.A38]-[.B38])"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SUM([.F38:.J38])/4" office:value-type="float" office:value="17.25" calcext:value-type="float">
            <text:p>17,25</text:p>
          </table:table-cell>
          <table:table-cell table:formula="of:=SUM([.A38]-[.K38])" office:value-type="float" office:value="1.75" calcext:value-type="float">
            <text:p>1,7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SUM([.O38]-[.A3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SUM([.A39]-[.B39])" office:value-type="float" office:value="-20" calcext:value-type="float">
            <text:p>-2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formula="of:=SUM([.F39:.J39])/4" office:value-type="float" office:value="59.75" calcext:value-type="float">
            <text:p>59,75</text:p>
          </table:table-cell>
          <table:table-cell table:formula="of:=SUM([.A39]-[.K39])" office:value-type="float" office:value="-38.75" calcext:value-type="float">
            <text:p>-38,7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SUM([.O39]-[.A3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formula="of:=SUM([.A40]-[.B40])" office:value-type="float" office:value="14" calcext:value-type="float">
            <text:p>1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SUM([.F40:.J40])/4" office:value-type="float" office:value="49.25" calcext:value-type="float">
            <text:p>49,25</text:p>
          </table:table-cell>
          <table:table-cell table:formula="of:=SUM([.A40]-[.K40])" office:value-type="float" office:value="0.75" calcext:value-type="float">
            <text:p>0,7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SUM([.O40]-[.A40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table:formula="of:=SUM([.A41]-[.B41])" office:value-type="float" office:value="-22" calcext:value-type="float">
            <text:p>-22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06" calcext:value-type="float">
            <text:p>106</text:p>
          </table:table-cell>
          <table:table-cell office:value-type="float" office:value="188" calcext:value-type="float">
            <text:p>188</text:p>
          </table:table-cell>
          <table:table-cell office:value-type="float" office:value="219" calcext:value-type="float">
            <text:p>219</text:p>
          </table:table-cell>
          <table:table-cell office:value-type="float" office:value="139" calcext:value-type="float">
            <text:p>139</text:p>
          </table:table-cell>
          <table:table-cell table:formula="of:=SUM([.F41:.J41])/4" office:value-type="float" office:value="209" calcext:value-type="float">
            <text:p>209</text:p>
          </table:table-cell>
          <table:table-cell table:formula="of:=SUM([.A41]-[.K41])" office:value-type="float" office:value="-67" calcext:value-type="float">
            <text:p>-6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SUM([.O41]-[.A41])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SUM([.A42]-[.B42])"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SUM([.F42:.J42])/4" office:value-type="float" office:value="29" calcext:value-type="float">
            <text:p>29</text:p>
          </table:table-cell>
          <table:table-cell table:formula="of:=SUM([.A42]-[.K42])" office:value-type="float" office:value="-1" calcext:value-type="float">
            <text:p>-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SUM([.O42]-[.A42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SUM([.A43]-[.B43])" office:value-type="float" office:value="-18" calcext:value-type="float">
            <text:p>-1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SUM([.F43:.J43])/4" office:value-type="float" office:value="41.75" calcext:value-type="float">
            <text:p>41,75</text:p>
          </table:table-cell>
          <table:table-cell table:formula="of:=SUM([.A43]-[.K43])" office:value-type="float" office:value="-23.75" calcext:value-type="float">
            <text:p>-23,7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SUM([.O43]-[.A43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SUM([.A44]-[.B44])" office:value-type="float" office:value="-9" calcext:value-type="float">
            <text:p>-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SUM([.F44:.J44])/4" office:value-type="float" office:value="24.75" calcext:value-type="float">
            <text:p>24,75</text:p>
          </table:table-cell>
          <table:table-cell table:formula="of:=SUM([.A44]-[.K44])" office:value-type="float" office:value="-14.75" calcext:value-type="float">
            <text:p>-14,75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SUM([.O44]-[.A44])" office:value-type="float" office:value="-30" calcext:value-type="float">
            <text:p>-3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formula="of:=SUM([.A45]-[.B45])" office:value-type="float" office:value="15" calcext:value-type="float">
            <text:p>1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formula="of:=SUM([.F45:.J45])/4" office:value-type="float" office:value="61.5" calcext:value-type="float">
            <text:p>61,5</text:p>
          </table:table-cell>
          <table:table-cell table:formula="of:=SUM([.A45]-[.K45])" office:value-type="float" office:value="-2.5" calcext:value-type="float">
            <text:p>-2,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O45]-[.A45])" office:value-type="float" office:value="-55" calcext:value-type="float">
            <text:p>-5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table:formula="of:=SUM([.A46]-[.B46])" office:value-type="float" office:value="25" calcext:value-type="float">
            <text:p>2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table:formula="of:=SUM([.F46:.J46])/4" office:value-type="float" office:value="105.75" calcext:value-type="float">
            <text:p>105,75</text:p>
          </table:table-cell>
          <table:table-cell table:formula="of:=SUM([.A46]-[.K46])" office:value-type="float" office:value="3.25" calcext:value-type="float">
            <text:p>3,2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SUM([.O46]-[.A46])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table:formula="of:=SUM([.A47]-[.B47])" office:value-type="float" office:value="72" calcext:value-type="float">
            <text:p>7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formula="of:=SUM([.F47:.J47])/4" office:value-type="float" office:value="56.25" calcext:value-type="float">
            <text:p>56,25</text:p>
          </table:table-cell>
          <table:table-cell table:formula="of:=SUM([.A47]-[.K47])" office:value-type="float" office:value="57.75" calcext:value-type="float">
            <text:p>57,7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SUM([.O47]-[.A47])"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formula="of:=SUM([.A48]-[.B48])"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formula="of:=SUM([.F48:.J48])/4" office:value-type="float" office:value="54" calcext:value-type="float">
            <text:p>54</text:p>
          </table:table-cell>
          <table:table-cell table:formula="of:=SUM([.A48]-[.K48])" office:value-type="float" office:value="-7" calcext:value-type="float">
            <text:p>-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SUM([.O48]-[.A48])"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table:formula="of:=SUM([.A49]-[.B49])" office:value-type="float" office:value="77" calcext:value-type="float">
            <text:p>77</text:p>
          </table:table-cell>
          <table:table-cell table:number-columns-repeated="2"/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formula="of:=SUM([.F49:.J49])/4" office:value-type="float" office:value="71.25" calcext:value-type="float">
            <text:p>71,25</text:p>
          </table:table-cell>
          <table:table-cell table:formula="of:=SUM([.A49]-[.K49])" office:value-type="float" office:value="63.75" calcext:value-type="float">
            <text:p>63,75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SUM([.O49]-[.A4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formula="of:=SUM([.A50]-[.B50])" office:value-type="float" office:value="19" calcext:value-type="float">
            <text:p>1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formula="of:=SUM([.F50:.J50])/4" office:value-type="float" office:value="93.25" calcext:value-type="float">
            <text:p>93,25</text:p>
          </table:table-cell>
          <table:table-cell table:formula="of:=SUM([.A50]-[.K50])" office:value-type="float" office:value="-1.25" calcext:value-type="float">
            <text:p>-1,25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SUM([.O50]-[.A50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SUM([.A51]-[.B51])" office:value-type="float" office:value="8" calcext:value-type="float">
            <text:p>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SUM([.F51:.J51])/4" office:value-type="float" office:value="17.25" calcext:value-type="float">
            <text:p>17,25</text:p>
          </table:table-cell>
          <table:table-cell table:formula="of:=SUM([.A51]-[.K51])" office:value-type="float" office:value="3.75" calcext:value-type="float">
            <text:p>3,75</text:p>
          </table:table-cell>
          <table:table-cell table:number-columns-repeated="2"/>
          <table:table-cell office:value-type="float" office:value="-162" calcext:value-type="float">
            <text:p>-162</text:p>
          </table:table-cell>
          <table:table-cell table:formula="of:=SUM([.O51]-[.A51])" office:value-type="float" office:value="-183" calcext:value-type="float">
            <text:p>-18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formula="of:=SUM([.A52]-[.B52])" office:value-type="float" office:value="-10" calcext:value-type="float">
            <text:p>-1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table:formula="of:=SUM([.F52:.J52])/4" office:value-type="float" office:value="121.75" calcext:value-type="float">
            <text:p>121,75</text:p>
          </table:table-cell>
          <table:table-cell table:formula="of:=SUM([.A52]-[.K52])" office:value-type="float" office:value="-42.75" calcext:value-type="float">
            <text:p>-42,75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SUM([.O52]-[.A52])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formula="of:=SUM([.A53]-[.B53])" office:value-type="float" office:value="44" calcext:value-type="float">
            <text:p>4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table:formula="of:=SUM([.F53:.J53])/4" office:value-type="float" office:value="98" calcext:value-type="float">
            <text:p>98</text:p>
          </table:table-cell>
          <table:table-cell table:formula="of:=SUM([.A53]-[.K53])" office:value-type="float" office:value="16" calcext:value-type="float">
            <text:p>1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SUM([.O53]-[.A53])" office:value-type="float" office:value="-26" calcext:value-type="float">
            <text:p>-2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SUM([.A54]-[.B54])" office:value-type="float" office:value="-20" calcext:value-type="float">
            <text:p>-2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formula="of:=SUM([.F54:.J54])/4" office:value-type="float" office:value="62.5" calcext:value-type="float">
            <text:p>62,5</text:p>
          </table:table-cell>
          <table:table-cell table:formula="of:=SUM([.A54]-[.K54])" office:value-type="float" office:value="-33.5" calcext:value-type="float">
            <text:p>-33,5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table:formula="of:=SUM([.O54]-[.A54])" office:value-type="float" office:value="-75" calcext:value-type="float">
            <text:p>-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formula="of:=SUM([.A55]-[.B55])" office:value-type="float" office:value="-15" calcext:value-type="float">
            <text:p>-1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SUM([.F55:.J55])/4" office:value-type="float" office:value="52.75" calcext:value-type="float">
            <text:p>52,75</text:p>
          </table:table-cell>
          <table:table-cell table:formula="of:=SUM([.A55]-[.K55])" office:value-type="float" office:value="-26.75" calcext:value-type="float">
            <text:p>-26,75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table:formula="of:=SUM([.O55]-[.A55])" office:value-type="float" office:value="-42" calcext:value-type="float">
            <text:p>-4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table:formula="of:=SUM([.A56]-[.B56])" office:value-type="float" office:value="-24" calcext:value-type="float">
            <text:p>-2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float" office:value="181" calcext:value-type="float">
            <text:p>181</text:p>
          </table:table-cell>
          <table:table-cell office:value-type="float" office:value="114" calcext:value-type="float">
            <text:p>114</text:p>
          </table:table-cell>
          <table:table-cell table:formula="of:=SUM([.F56:.J56])/4" office:value-type="float" office:value="160.5" calcext:value-type="float">
            <text:p>160,5</text:p>
          </table:table-cell>
          <table:table-cell table:formula="of:=SUM([.A56]-[.K56])" office:value-type="float" office:value="-63.5" calcext:value-type="float">
            <text:p>-63,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SUM([.O56]-[.A56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" calcext:value-type="float">
            <text:p>99</text:p>
          </table:table-cell>
          <table:table-cell table:formula="of:=SUM([.A57]-[.B57])" office:value-type="float" office:value="38" calcext:value-type="float">
            <text:p>3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table:formula="of:=SUM([.F57:.J57])/4" office:value-type="float" office:value="127.75" calcext:value-type="float">
            <text:p>127,75</text:p>
          </table:table-cell>
          <table:table-cell table:formula="of:=SUM([.A57]-[.K57])" office:value-type="float" office:value="9.25" calcext:value-type="float">
            <text:p>9,2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SUM([.O57]-[.A57]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SUM([.A58]-[.B58])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SUM([.F58:.J58])/4" office:value-type="float" office:value="19" calcext:value-type="float">
            <text:p>19</text:p>
          </table:table-cell>
          <table:table-cell table:formula="of:=SUM([.A58]-[.K58])" office:value-type="float" office:value="-4" calcext:value-type="float">
            <text:p>-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SUM([.O58]-[.A58])"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table:formula="of:=SUM([.A59]-[.B59])" office:value-type="float" office:value="44" calcext:value-type="float">
            <text:p>4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formula="of:=SUM([.F59:.J59])/4" office:value-type="float" office:value="71.75" calcext:value-type="float">
            <text:p>71,75</text:p>
          </table:table-cell>
          <table:table-cell table:formula="of:=SUM([.A59]-[.K59])" office:value-type="float" office:value="31.25" calcext:value-type="float">
            <text:p>31,2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SUM([.O59]-[.A59])" office:value-type="float" office:value="-31" calcext:value-type="float">
            <text:p>-3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formula="of:=SUM([.A60]-[.B60])"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SUM([.F60:.J60])/4" office:value-type="float" office:value="42.25" calcext:value-type="float">
            <text:p>42,25</text:p>
          </table:table-cell>
          <table:table-cell table:formula="of:=SUM([.A60]-[.K60])" office:value-type="float" office:value="-5.25" calcext:value-type="float">
            <text:p>-5,25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table:formula="of:=SUM([.O60]-[.A60])"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table:formula="of:=SUM([.A61]-[.B61])" office:value-type="float" office:value="-19" calcext:value-type="float">
            <text:p>-19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102" calcext:value-type="float">
            <text:p>102</text:p>
          </table:table-cell>
          <table:table-cell table:formula="of:=SUM([.F61:.J61])/4" office:value-type="float" office:value="174.75" calcext:value-type="float">
            <text:p>174,75</text:p>
          </table:table-cell>
          <table:table-cell table:formula="of:=SUM([.A61]-[.K61])" office:value-type="float" office:value="-60.75" calcext:value-type="float">
            <text:p>-60,7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SUM([.O61]-[.A61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table:formula="of:=SUM([.A62]-[.B62])" office:value-type="float" office:value="32" calcext:value-type="float">
            <text:p>3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formula="of:=SUM([.F62:.J62])/4" office:value-type="float" office:value="88.25" calcext:value-type="float">
            <text:p>88,25</text:p>
          </table:table-cell>
          <table:table-cell table:formula="of:=SUM([.A62]-[.K62])" office:value-type="float" office:value="11.75" calcext:value-type="float">
            <text:p>11,7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SUM([.O62]-[.A62])" office:value-type="float" office:value="-28" calcext:value-type="float">
            <text:p>-2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SUM([.A63]-[.B63])" office:value-type="float" office:value="-4" calcext:value-type="float">
            <text:p>-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SUM([.F63:.J63])/4" office:value-type="float" office:value="31" calcext:value-type="float">
            <text:p>31</text:p>
          </table:table-cell>
          <table:table-cell table:formula="of:=SUM([.A63]-[.K63])" office:value-type="float" office:value="-10" calcext:value-type="float">
            <text:p>-10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table:formula="of:=SUM([.O63]-[.A63])" office:value-type="float" office:value="-40" calcext:value-type="float">
            <text:p>-40</text:p>
          </table:table-cell>
          <table:table-cell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formula="of:=SUM([.A64]-[.B64])"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table:formula="of:=SUM([.F64:.J64])/4" office:value-type="float" office:value="68.25" calcext:value-type="float">
            <text:p>68,25</text:p>
          </table:table-cell>
          <table:table-cell table:formula="of:=SUM([.A64]-[.K64])" office:value-type="float" office:value="-14.25" calcext:value-type="float">
            <text:p>-14,25</text:p>
          </table:table-cell>
          <table:table-cell table:number-columns-repeated="2"/>
          <table:table-cell office:value-type="float" office:value="-71" calcext:value-type="float">
            <text:p>-71</text:p>
          </table:table-cell>
          <table:table-cell table:formula="of:=SUM([.O64]-[.A64])" office:value-type="float" office:value="-125" calcext:value-type="float">
            <text:p>-12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formula="of:=SUM([.A65]-[.B65])" office:value-type="float" office:value="20" calcext:value-type="float">
            <text:p>2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formula="of:=SUM([.F65:.J65])/4" office:value-type="float" office:value="64.5" calcext:value-type="float">
            <text:p>64,5</text:p>
          </table:table-cell>
          <table:table-cell table:formula="of:=SUM([.A65]-[.K65])" office:value-type="float" office:value="7.5" calcext:value-type="float">
            <text:p>7,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SUM([.O65]-[.A65])" office:value-type="float" office:value="-53" calcext:value-type="float">
            <text:p>-5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formula="of:=SUM([.A66]-[.B66])" office:value-type="float" office:value="4" calcext:value-type="float">
            <text:p>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SUM([.F66:.J66])/4" office:value-type="float" office:value="33" calcext:value-type="float">
            <text:p>33</text:p>
          </table:table-cell>
          <table:table-cell table:formula="of:=SUM([.A66]-[.K66])" office:value-type="float" office:value="-5" calcext:value-type="float">
            <text:p>-5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table:formula="of:=SUM([.O66]-[.A66])" office:value-type="float" office:value="-51" calcext:value-type="float">
            <text:p>-5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table:formula="of:=SUM([.A67]-[.B67])" office:value-type="float" office:value="-31" calcext:value-type="float">
            <text:p>-31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233" calcext:value-type="float">
            <text:p>233</text:p>
          </table:table-cell>
          <table:table-cell office:value-type="float" office:value="121" calcext:value-type="float">
            <text:p>121</text:p>
          </table:table-cell>
          <table:table-cell table:formula="of:=SUM([.F67:.J67])/4" office:value-type="float" office:value="195.25" calcext:value-type="float">
            <text:p>195,25</text:p>
          </table:table-cell>
          <table:table-cell table:formula="of:=SUM([.A67]-[.K67])" office:value-type="float" office:value="-67.25" calcext:value-type="float">
            <text:p>-67,2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SUM([.O67]-[.A67]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SUM([.A68]-[.B68])" office:value-type="float" office:value="-5" calcext:value-type="float">
            <text:p>-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SUM([.F68:.J68])/4" office:value-type="float" office:value="26.75" calcext:value-type="float">
            <text:p>26,75</text:p>
          </table:table-cell>
          <table:table-cell table:formula="of:=SUM([.A68]-[.K68])" office:value-type="float" office:value="-12.75" calcext:value-type="float">
            <text:p>-12,75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SUM([.O68]-[.A68])"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table:formula="of:=SUM([.A69]-[.B69])" office:value-type="float" office:value="-33" calcext:value-type="float">
            <text:p>-3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table:formula="of:=SUM([.F69:.J69])/4" office:value-type="float" office:value="144" calcext:value-type="float">
            <text:p>144</text:p>
          </table:table-cell>
          <table:table-cell table:formula="of:=SUM([.A69]-[.K69])" office:value-type="float" office:value="-67" calcext:value-type="float">
            <text:p>-6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SUM([.O69]-[.A69])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SUM([.A70]-[.B70])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F70:.J70])/4" office:value-type="float" office:value="12" calcext:value-type="float">
            <text:p>12</text:p>
          </table:table-cell>
          <table:table-cell table:formula="of:=SUM([.A70]-[.K70])" office:value-type="float" office:value="-4" calcext:value-type="float">
            <text:p>-4</text:p>
          </table:table-cell>
          <table:table-cell table:number-columns-repeated="2"/>
          <table:table-cell office:value-type="float" office:value="-52" calcext:value-type="float">
            <text:p>-52</text:p>
          </table:table-cell>
          <table:table-cell table:formula="of:=SUM([.O70]-[.A70])" office:value-type="float" office:value="-60" calcext:value-type="float">
            <text:p>-6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9" calcext:value-type="float">
            <text:p>99</text:p>
          </table:table-cell>
          <table:table-cell table:formula="of:=SUM([.A71]-[.B71])" office:value-type="float" office:value="22" calcext:value-type="float">
            <text:p>2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table:formula="of:=SUM([.F71:.J71])/4" office:value-type="float" office:value="125.5" calcext:value-type="float">
            <text:p>125,5</text:p>
          </table:table-cell>
          <table:table-cell table:formula="of:=SUM([.A71]-[.K71])" office:value-type="float" office:value="-4.5" calcext:value-type="float">
            <text:p>-4,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SUM([.O71]-[.A71])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table:formula="of:=SUM([.A72]-[.B72])" office:value-type="float" office:value="38" calcext:value-type="float">
            <text:p>3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formula="of:=SUM([.F72:.J72])/4" office:value-type="float" office:value="76.5" calcext:value-type="float">
            <text:p>76,5</text:p>
          </table:table-cell>
          <table:table-cell table:formula="of:=SUM([.A72]-[.K72])" office:value-type="float" office:value="17.5" calcext:value-type="float">
            <text:p>17,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SUM([.O72]-[.A72])" office:value-type="float" office:value="-27" calcext:value-type="float">
            <text:p>-2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formula="of:=SUM([.A73]-[.B73])" office:value-type="float" office:value="8" calcext:value-type="float">
            <text:p>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161" calcext:value-type="float">
            <text:p>161</text:p>
          </table:table-cell>
          <table:table-cell office:value-type="float" office:value="104" calcext:value-type="float">
            <text:p>104</text:p>
          </table:table-cell>
          <table:table-cell table:formula="of:=SUM([.F73:.J73])/4" office:value-type="float" office:value="149.5" calcext:value-type="float">
            <text:p>149,5</text:p>
          </table:table-cell>
          <table:table-cell table:formula="of:=SUM([.A73]-[.K73])" office:value-type="float" office:value="-31.5" calcext:value-type="float">
            <text:p>-31,5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SUM([.O73]-[.A73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table:formula="of:=SUM([.A74]-[.B74])" office:value-type="float" office:value="-18" calcext:value-type="float">
            <text:p>-1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formula="of:=SUM([.F74:.J74])/4" office:value-type="float" office:value="87.75" calcext:value-type="float">
            <text:p>87,75</text:p>
          </table:table-cell>
          <table:table-cell table:formula="of:=SUM([.A74]-[.K74])" office:value-type="float" office:value="-37.75" calcext:value-type="float">
            <text:p>-37,7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SUM([.O74]-[.A7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table:formula="of:=SUM([.A75]-[.B75])" office:value-type="float" office:value="10" calcext:value-type="float">
            <text:p>1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table:formula="of:=SUM([.F75:.J75])/4" office:value-type="float" office:value="154.75" calcext:value-type="float">
            <text:p>154,75</text:p>
          </table:table-cell>
          <table:table-cell table:formula="of:=SUM([.A75]-[.K75])" office:value-type="float" office:value="-23.75" calcext:value-type="float">
            <text:p>-23,75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SUM([.O75]-[.A75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table:formula="of:=SUM([.A76]-[.B76])" office:value-type="float" office:value="61" calcext:value-type="float">
            <text:p>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table:formula="of:=SUM([.F76:.J76])/4" office:value-type="float" office:value="88.75" calcext:value-type="float">
            <text:p>88,75</text:p>
          </table:table-cell>
          <table:table-cell table:formula="of:=SUM([.A76]-[.K76])" office:value-type="float" office:value="37.25" calcext:value-type="float">
            <text:p>37,2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SUM([.O76]-[.A76])"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table:formula="of:=SUM([.A77]-[.B77])" office:value-type="float" office:value="20" calcext:value-type="float">
            <text:p>2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table:formula="of:=SUM([.F77:.J77])/4" office:value-type="float" office:value="109.75" calcext:value-type="float">
            <text:p>109,75</text:p>
          </table:table-cell>
          <table:table-cell table:formula="of:=SUM([.A77]-[.K77])" office:value-type="float" office:value="3.25" calcext:value-type="float">
            <text:p>3,2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SUM([.O77]-[.A7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A78]-[.B78]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SUM([.F78:.J78])/4" office:value-type="float" office:value="9.5" calcext:value-type="float">
            <text:p>9,5</text:p>
          </table:table-cell>
          <table:table-cell table:formula="of:=SUM([.A78]-[.K78])" office:value-type="float" office:value="0.5" calcext:value-type="float">
            <text:p>0,5</text:p>
          </table:table-cell>
          <table:table-cell table:number-columns-repeated="2"/>
          <table:table-cell office:value-type="float" office:value="-72" calcext:value-type="float">
            <text:p>-72</text:p>
          </table:table-cell>
          <table:table-cell table:formula="of:=SUM([.O78]-[.A78])" office:value-type="float" office:value="-82" calcext:value-type="float">
            <text:p>-8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A79]-[.B79])" office:value-type="float" office:value="-5" calcext:value-type="float">
            <text:p>-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SUM([.F79:.J79])/4" office:value-type="float" office:value="44.75" calcext:value-type="float">
            <text:p>44,75</text:p>
          </table:table-cell>
          <table:table-cell table:formula="of:=SUM([.A79]-[.K79])" office:value-type="float" office:value="-10.75" calcext:value-type="float">
            <text:p>-10,75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formula="of:=SUM([.O79]-[.A79])" office:value-type="float" office:value="-46" calcext:value-type="float">
            <text:p>-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8" calcext:value-type="float">
            <text:p>188</text:p>
          </table:table-cell>
          <table:table-cell table:formula="of:=SUM([.A80]-[.B80])" office:value-type="float" office:value="-81" calcext:value-type="float">
            <text:p>-8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144" calcext:value-type="float">
            <text:p>144</text:p>
          </table:table-cell>
          <table:table-cell office:value-type="float" office:value="239" calcext:value-type="float">
            <text:p>239</text:p>
          </table:table-cell>
          <table:table-cell office:value-type="float" office:value="289" calcext:value-type="float">
            <text:p>289</text:p>
          </table:table-cell>
          <table:table-cell office:value-type="float" office:value="150" calcext:value-type="float">
            <text:p>150</text:p>
          </table:table-cell>
          <table:table-cell table:formula="of:=SUM([.F80:.J80])/4" office:value-type="float" office:value="264.5" calcext:value-type="float">
            <text:p>264,5</text:p>
          </table:table-cell>
          <table:table-cell table:formula="of:=SUM([.A80]-[.K80])" office:value-type="float" office:value="-157.5" calcext:value-type="float">
            <text:p>-157,5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SUM([.O80]-[.A80])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formula="of:=SUM([.A81]-[.B81])" office:value-type="float" office:value="-13" calcext:value-type="float">
            <text:p>-1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formula="of:=SUM([.F81:.J81])/4" office:value-type="float" office:value="99" calcext:value-type="float">
            <text:p>99</text:p>
          </table:table-cell>
          <table:table-cell table:formula="of:=SUM([.A81]-[.K81])" office:value-type="float" office:value="-36" calcext:value-type="float">
            <text:p>-36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SUM([.O81]-[.A81]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formula="of:=SUM([.A82]-[.B82])" office:value-type="float" office:value="26" calcext:value-type="float">
            <text:p>2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table:formula="of:=SUM([.F82:.J82])/4" office:value-type="float" office:value="86.25" calcext:value-type="float">
            <text:p>86,25</text:p>
          </table:table-cell>
          <table:table-cell table:formula="of:=SUM([.A82]-[.K82])" office:value-type="float" office:value="3.75" calcext:value-type="float">
            <text:p>3,7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SUM([.O82]-[.A82])"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A83]-[.B83])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F83:.J83])/4" office:value-type="float" office:value="6.75" calcext:value-type="float">
            <text:p>6,75</text:p>
          </table:table-cell>
          <table:table-cell table:formula="of:=SUM([.A83]-[.K83])" office:value-type="float" office:value="1.25" calcext:value-type="float">
            <text:p>1,25</text:p>
          </table:table-cell>
          <table:table-cell table:number-columns-repeated="2"/>
          <table:table-cell office:value-type="float" office:value="-79" calcext:value-type="float">
            <text:p>-79</text:p>
          </table:table-cell>
          <table:table-cell table:formula="of:=SUM([.O83]-[.A83])" office:value-type="float" office:value="-87" calcext:value-type="float">
            <text:p>-8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A84]-[.B84])" office:value-type="float" office:value="-4" calcext:value-type="float">
            <text:p>-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F84:.J84])/4" office:value-type="float" office:value="20.25" calcext:value-type="float">
            <text:p>20,25</text:p>
          </table:table-cell>
          <table:table-cell table:formula="of:=SUM([.A84]-[.K84])" office:value-type="float" office:value="-11.25" calcext:value-type="float">
            <text:p>-11,25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table:formula="of:=SUM([.O84]-[.A84])" office:value-type="float" office:value="-36" calcext:value-type="float">
            <text:p>-3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6" calcext:value-type="float">
            <text:p>96</text:p>
          </table:table-cell>
          <table:table-cell table:formula="of:=SUM([.A85]-[.B85])" office:value-type="float" office:value="41" calcext:value-type="float">
            <text:p>4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table:formula="of:=SUM([.F85:.J85])/4" office:value-type="float" office:value="129" calcext:value-type="float">
            <text:p>129</text:p>
          </table:table-cell>
          <table:table-cell table:formula="of:=SUM([.A85]-[.K85])" office:value-type="float" office:value="8" calcext:value-type="float">
            <text:p>8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SUM([.O85]-[.A8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formula="of:=SUM([.A86]-[.B86])" office:value-type="float" office:value="13" calcext:value-type="float">
            <text:p>1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formula="of:=SUM([.F86:.J86])/4" office:value-type="float" office:value="58.25" calcext:value-type="float">
            <text:p>58,25</text:p>
          </table:table-cell>
          <table:table-cell table:formula="of:=SUM([.A86]-[.K86])" office:value-type="float" office:value="-0.25" calcext:value-type="float">
            <text:p>-0,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O86]-[.A86])" office:value-type="float" office:value="-56" calcext:value-type="float">
            <text:p>-5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table:formula="of:=SUM([.A87]-[.B87])" office:value-type="float" office:value="37" calcext:value-type="float">
            <text:p>3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table:formula="of:=SUM([.F87:.J87])/4" office:value-type="float" office:value="106.75" calcext:value-type="float">
            <text:p>106,75</text:p>
          </table:table-cell>
          <table:table-cell table:formula="of:=SUM([.A87]-[.K87])" office:value-type="float" office:value="11.25" calcext:value-type="float">
            <text:p>11,25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SUM([.O87]-[.A87])"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formula="of:=SUM([.A88]-[.B88])" office:value-type="float" office:value="10" calcext:value-type="float">
            <text:p>1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table:formula="of:=SUM([.F88:.J88])/4" office:value-type="float" office:value="109" calcext:value-type="float">
            <text:p>109</text:p>
          </table:table-cell>
          <table:table-cell table:formula="of:=SUM([.A88]-[.K88])" office:value-type="float" office:value="-20" calcext:value-type="float">
            <text:p>-2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SUM([.O88]-[.A88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table:formula="of:=SUM([.A89]-[.B89])" office:value-type="float" office:value="-26" calcext:value-type="float">
            <text:p>-26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17" calcext:value-type="float">
            <text:p>117</text:p>
          </table:table-cell>
          <table:table-cell office:value-type="float" office:value="194" calcext:value-type="float">
            <text:p>194</text:p>
          </table:table-cell>
          <table:table-cell office:value-type="float" office:value="164" calcext:value-type="float">
            <text:p>164</text:p>
          </table:table-cell>
          <table:table-cell office:value-type="float" office:value="116" calcext:value-type="float">
            <text:p>116</text:p>
          </table:table-cell>
          <table:table-cell table:formula="of:=SUM([.F89:.J89])/4" office:value-type="float" office:value="195.25" calcext:value-type="float">
            <text:p>195,25</text:p>
          </table:table-cell>
          <table:table-cell table:formula="of:=SUM([.A89]-[.K89])" office:value-type="float" office:value="-79.25" calcext:value-type="float">
            <text:p>-79,25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SUM([.O89]-[.A89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6" calcext:value-type="float">
            <text:p>56</text:p>
          </table:table-cell>
          <table:table-cell table:formula="of:=SUM([.A90]-[.B90])" office:value-type="float" office:value="59" calcext:value-type="float">
            <text:p>59</text:p>
          </table:table-cell>
          <table:table-cell table:number-columns-repeated="2"/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formula="of:=SUM([.F90:.J90])/4" office:value-type="float" office:value="72.75" calcext:value-type="float">
            <text:p>72,75</text:p>
          </table:table-cell>
          <table:table-cell table:formula="of:=SUM([.A90]-[.K90])" office:value-type="float" office:value="42.25" calcext:value-type="float">
            <text:p>42,2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SUM([.O90]-[.A90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table:formula="of:=SUM([.A91]-[.B91])" office:value-type="float" office:value="72" calcext:value-type="float">
            <text:p>7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table:formula="of:=SUM([.F91:.J91])/4" office:value-type="float" office:value="89.75" calcext:value-type="float">
            <text:p>89,75</text:p>
          </table:table-cell>
          <table:table-cell table:formula="of:=SUM([.A91]-[.K91])" office:value-type="float" office:value="46.25" calcext:value-type="float">
            <text:p>46,2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SUM([.O91]-[.A91])" office:value-type="float" office:value="-98" calcext:value-type="float">
            <text:p>-9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SUM([.A92]-[.B92])" office:value-type="float" office:value="3" calcext:value-type="float">
            <text:p>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SUM([.F92:.J92])/4" office:value-type="float" office:value="33.75" calcext:value-type="float">
            <text:p>33,75</text:p>
          </table:table-cell>
          <table:table-cell table:formula="of:=SUM([.A92]-[.K92])" office:value-type="float" office:value="-5.75" calcext:value-type="float">
            <text:p>-5,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SUM([.O92]-[.A92])"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formula="of:=SUM([.A93]-[.B93])" office:value-type="float" office:value="22" calcext:value-type="float">
            <text:p>2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SUM([.F93:.J93])/4" office:value-type="float" office:value="23.5" calcext:value-type="float">
            <text:p>23,5</text:p>
          </table:table-cell>
          <table:table-cell table:formula="of:=SUM([.A93]-[.K93])" office:value-type="float" office:value="14.5" calcext:value-type="float">
            <text:p>14,5</text:p>
          </table:table-cell>
          <table:table-cell table:number-columns-repeated="2"/>
          <table:table-cell office:value-type="float" office:value="-81" calcext:value-type="float">
            <text:p>-81</text:p>
          </table:table-cell>
          <table:table-cell table:formula="of:=SUM([.O93]-[.A93])"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SUM([.A94]-[.B94])" office:value-type="float" office:value="-1" calcext:value-type="float">
            <text:p>-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SUM([.F94:.J94])/4" office:value-type="float" office:value="25" calcext:value-type="float">
            <text:p>25</text:p>
          </table:table-cell>
          <table:table-cell table:formula="of:=SUM([.A94]-[.K94])" office:value-type="float" office:value="-5" calcext:value-type="float">
            <text:p>-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.O94]-[.A94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table:formula="of:=SUM([.A95]-[.B95])" office:value-type="float" office:value="57" calcext:value-type="float">
            <text:p>5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SUM([.F95:.J95])/4" office:value-type="float" office:value="34.75" calcext:value-type="float">
            <text:p>34,75</text:p>
          </table:table-cell>
          <table:table-cell table:formula="of:=SUM([.A95]-[.K95])" office:value-type="float" office:value="50.25" calcext:value-type="float">
            <text:p>50,25</text:p>
          </table:table-cell>
          <table:table-cell table:number-columns-repeated="2"/>
          <table:table-cell office:value-type="float" office:value="-60" calcext:value-type="float">
            <text:p>-60</text:p>
          </table:table-cell>
          <table:table-cell table:formula="of:=SUM([.O95]-[.A95])" office:value-type="float" office:value="-145" calcext:value-type="float">
            <text:p>-14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formula="of:=SUM([.A96]-[.B96])" office:value-type="float" office:value="14" calcext:value-type="float">
            <text:p>1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SUM([.F96:.J96])/4" office:value-type="float" office:value="50.75" calcext:value-type="float">
            <text:p>50,75</text:p>
          </table:table-cell>
          <table:table-cell table:formula="of:=SUM([.A96]-[.K96])" office:value-type="float" office:value="4.25" calcext:value-type="float">
            <text:p>4,2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SUM([.O96]-[.A9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table:formula="of:=SUM([.A97]-[.B97])" office:value-type="float" office:value="29" calcext:value-type="float">
            <text:p>2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table:formula="of:=SUM([.F97:.J97])/4" office:value-type="float" office:value="123.75" calcext:value-type="float">
            <text:p>123,75</text:p>
          </table:table-cell>
          <table:table-cell table:formula="of:=SUM([.A97]-[.K97])" office:value-type="float" office:value="4.25" calcext:value-type="float">
            <text:p>4,25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SUM([.O97]-[.A97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table:formula="of:=SUM([.A98]-[.B98])" office:value-type="float" office:value="9" calcext:value-type="float">
            <text:p>9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36" calcext:value-type="float">
            <text:p>136</text:p>
          </table:table-cell>
          <table:table-cell table:formula="of:=SUM([.F98:.J98])/4" office:value-type="float" office:value="177" calcext:value-type="float">
            <text:p>177</text:p>
          </table:table-cell>
          <table:table-cell table:formula="of:=SUM([.A98]-[.K98])" office:value-type="float" office:value="-40" calcext:value-type="float">
            <text:p>-4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SUM([.O98]-[.A98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formula="of:=SUM([.A99]-[.B99])" office:value-type="float" office:value="-14" calcext:value-type="float">
            <text:p>-14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table:formula="of:=SUM([.F99:.J99])/4" office:value-type="float" office:value="129.25" calcext:value-type="float">
            <text:p>129,25</text:p>
          </table:table-cell>
          <table:table-cell table:formula="of:=SUM([.A99]-[.K99])" office:value-type="float" office:value="-47.25" calcext:value-type="float">
            <text:p>-47,2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SUM([.O99]-[.A99])"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formula="of:=SUM([.A100]-[.B100])" office:value-type="float" office:value="9" calcext:value-type="float">
            <text:p>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formula="of:=SUM([.F100:.J100])/4" office:value-type="float" office:value="64" calcext:value-type="float">
            <text:p>64</text:p>
          </table:table-cell>
          <table:table-cell table:formula="of:=SUM([.A100]-[.K100])" office:value-type="float" office:value="-5" calcext:value-type="float">
            <text:p>-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SUM([.O100]-[.A100])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table:formula="of:=SUM([.A101]-[.B101])" office:value-type="float" office:value="-36" calcext:value-type="float">
            <text:p>-36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224" calcext:value-type="float">
            <text:p>224</text:p>
          </table:table-cell>
          <table:table-cell office:value-type="float" office:value="170" calcext:value-type="float">
            <text:p>170</text:p>
          </table:table-cell>
          <table:table-cell table:formula="of:=SUM([.F101:.J101])/4" office:value-type="float" office:value="210.75" calcext:value-type="float">
            <text:p>210,75</text:p>
          </table:table-cell>
          <table:table-cell table:formula="of:=SUM([.A101]-[.K101])" office:value-type="float" office:value="-93.75" calcext:value-type="float">
            <text:p>-93,7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SUM([.O101]-[.A101])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SUM([.A102]-[.B102])" office:value-type="float" office:value="-9" calcext:value-type="float">
            <text:p>-9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formula="of:=SUM([.F102:.J102])/4" office:value-type="float" office:value="40.75" calcext:value-type="float">
            <text:p>40,75</text:p>
          </table:table-cell>
          <table:table-cell table:formula="of:=SUM([.A102]-[.K102])" office:value-type="float" office:value="-20.75" calcext:value-type="float">
            <text:p>-20,75</text:p>
          </table:table-cell>
          <table:table-cell table:number-columns-repeated="2"/>
          <table:table-cell office:value-type="float" office:value="-60" calcext:value-type="float">
            <text:p>-60</text:p>
          </table:table-cell>
          <table:table-cell table:formula="of:=SUM([.O102]-[.A102])" office:value-type="float" office:value="-80" calcext:value-type="float">
            <text:p>-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.00.0000</text:date>, <text:time style:data-style-name="N2" text:time-value="11:48:22.588618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9:54:17.609221155</meta:creation-date>
    <dc:date>2018-10-17T12:26:29.816653782</dc:date>
    <meta:editing-duration>PT13M50S</meta:editing-duration>
    <meta:editing-cycles>4</meta:editing-cycles>
    <meta:generator>LibreOffice/5.1.6.2$Linux_X86_64 LibreOffice_project/10m0$Build-2</meta:generator>
    <meta:document-statistic meta:table-count="1" meta:cell-count="1219" meta:object-count="0"/>
  </office:meta>
</office:document-meta>
</file>